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23cm" table:align="left"/>
    </style:style>
    <style:style style:name="Tabelle1.A" style:family="table-column">
      <style:table-column-properties style:column-width="2.267cm"/>
    </style:style>
    <style:style style:name="Tabelle1.B" style:family="table-column">
      <style:table-column-properties style:column-width="6.964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ier ist ein ausführliches Infoblatt zum Thema <text:span text:style-name="Strong_20_Emphasis">Python-Klassen</text:span>, perfekt geeignet für deine Offline-Bibliothek und deinen Programmieralltag:</text:p>
      <text:p text:style-name="Horizontal_20_Line"/>
      <text:h text:style-name="Heading_20_1" text:outline-level="1">Infoblatt: Python-Klassen – Struktur, Nutzen &amp; Modularität</text:h>
      <text:h text:style-name="Heading_20_2" text:outline-level="2">1. Was sind Klassen?</text:h>
      <text:list xml:id="list2353616328695966763" text:style-name="L1">
        <text:list-item>
          <text:p text:style-name="P1">Klassen sind <text:span text:style-name="Strong_20_Emphasis">Baupläne für Objekte</text:span>.</text:p>
        </text:list-item>
        <text:list-item>
          <text:p text:style-name="P1">Sie definieren <text:span text:style-name="Strong_20_Emphasis">Eigenschaften (Attribute)</text:span> und <text:span text:style-name="Strong_20_Emphasis">Verhalten (Methoden)</text:span> von Objekten.</text:p>
        </text:list-item>
        <text:list-item>
          <text:p text:style-name="P1">Ein Objekt (Instanz) ist ein konkretes Exemplar einer Klasse.</text:p>
        </text:list-item>
      </text:list>
      <text:p text:style-name="Horizontal_20_Line"/>
      <text:h text:style-name="Heading_20_2" text:outline-level="2">2. Warum Klassen verwenden?</text:h>
      <text:list xml:id="list2567717139184057726" text:style-name="L2">
        <text:list-item>
          <text:p text:style-name="P2"><text:span text:style-name="Strong_20_Emphasis">Strukturierung:</text:span> Organisiere deinen Code in logische Einheiten (z.B. GUI, Dateiverwaltung).</text:p>
        </text:list-item>
        <text:list-item>
          <text:p text:style-name="P2"><text:span text:style-name="Strong_20_Emphasis">Wiederverwendbarkeit:</text:span> Du kannst Klassen mehrfach nutzen und erweitern (Vererbung).</text:p>
        </text:list-item>
        <text:list-item>
          <text:p text:style-name="P2"><text:span text:style-name="Strong_20_Emphasis">Kapselung:</text:span> Verberge Details (Variablen, Hilfsfunktionen) in der Klasse, damit dein Code sauber bleibt.</text:p>
        </text:list-item>
        <text:list-item>
          <text:p text:style-name="P2"><text:span text:style-name="Strong_20_Emphasis">Erleichtert Wartung &amp; Erweiterung:</text:span> Ändere eine Klasse, alle Instanzen profitieren.</text:p>
        </text:list-item>
      </text:list>
      <text:p text:style-name="Horizontal_20_Line"/>
      <text:h text:style-name="Heading_20_2" text:outline-level="2">3. Grundaufbau einer Klasse</text:h>
      <text:p text:style-name="Preformatted_20_Text"><text:span text:style-name="Source_20_Text">class KlasseName:</text:span></text:p>
      <text:p text:style-name="Preformatted_20_Text"><text:span text:style-name="Source_20_Text"><text:s text:c="4"/>def __init__(self, parameter1, parameter2):</text:span></text:p>
      <text:p text:style-name="Preformatted_20_Text"><text:span text:style-name="Source_20_Text"><text:s text:c="8"/>self.attribut1 = parameter1</text:span></text:p>
      <text:p text:style-name="Preformatted_20_Text"><text:span text:style-name="Source_20_Text"><text:s text:c="8"/>self.attribut2 = parameter2</text:span></text:p>
      <text:p text:style-name="Preformatted_20_Text"/>
      <text:p text:style-name="Preformatted_20_Text"><text:span text:style-name="Source_20_Text"><text:s text:c="4"/>def methode1(self):</text:span></text:p>
      <text:p text:style-name="Preformatted_20_Text"><text:span text:style-name="Source_20_Text"><text:s text:c="8"/># Funktionalität der Methode</text:span></text:p>
      <text:p text:style-name="Preformatted_20_Text"><text:span text:style-name="Source_20_Text"><text:s text:c="8"/>print(self.attribut1)</text:span></text:p>
      <text:p text:style-name="Preformatted_20_Text"/>
      <text:p text:style-name="Preformatted_20_Text"><text:span text:style-name="Source_20_Text"># Objekt erzeugen</text:span></text:p>
      <text:p text:style-name="Preformatted_20_Text"><text:span text:style-name="Source_20_Text">objekt = KlasseName("Hallo", 123)</text:span></text:p>
      <text:p text:style-name="P10"><text:span text:style-name="Source_20_Text">objekt.methode1() <text:s/># Ausgabe: Hallo</text:span></text:p>
      <text:list xml:id="list6249552939083236247" text:style-name="L3">
        <text:list-item>
          <text:p text:style-name="P3"><text:span text:style-name="Source_20_Text">__init__</text:span> = Konstruktor (wird aufgerufen beim Erzeugen eines Objekts).</text:p>
        </text:list-item>
        <text:list-item>
          <text:p text:style-name="P3"><text:span text:style-name="Source_20_Text">self</text:span> = Referenz auf das aktuelle Objekt (muss bei Methoden immer als erstes Argument stehen).</text:p>
        </text:list-item>
        <text:list-item>
          <text:p text:style-name="P3">Attribute und Methoden gehören zur Klasse/Objekt.</text:p>
        </text:list-item>
      </text:list>
      <text:p text:style-name="Horizontal_20_Line"/>
      <text:h text:style-name="Heading_20_2" text:outline-level="2"><text:soft-page-break/>4. Beispiel: GUI-Klasse für dein Programm</text:h>
      <text:p text:style-name="Preformatted_20_Text"><text:span text:style-name="Source_20_Text">import tkinter as tk</text:span></text:p>
      <text:p text:style-name="Preformatted_20_Text"/>
      <text:p text:style-name="Preformatted_20_Text"><text:span text:style-name="Source_20_Text">class MainGUI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root = tk.Tk()</text:span></text:p>
      <text:p text:style-name="Preformatted_20_Text"><text:span text:style-name="Source_20_Text"><text:s text:c="8"/>self.root.title("BiltonConvert")</text:span></text:p>
      <text:p text:style-name="Preformatted_20_Text"/>
      <text:p text:style-name="Preformatted_20_Text"><text:span text:style-name="Source_20_Text"><text:s text:c="4"/>def start(self):</text:span></text:p>
      <text:p text:style-name="Preformatted_20_Text"><text:span text:style-name="Source_20_Text"><text:s text:c="8"/>self.root.mainloop()</text:span></text:p>
      <text:p text:style-name="Preformatted_20_Text"/>
      <text:p text:style-name="Preformatted_20_Text"><text:span text:style-name="Source_20_Text"># Instanz erzeugen und GUI starten</text:span></text:p>
      <text:p text:style-name="Preformatted_20_Text"><text:span text:style-name="Source_20_Text">app = MainGUI()</text:span></text:p>
      <text:p text:style-name="P10"><text:span text:style-name="Source_20_Text">app.start()</text:span></text:p>
      <text:list xml:id="list4700597190602244753" text:style-name="L4">
        <text:list-item>
          <text:p text:style-name="P4">GUI-Elemente und Logik sind in einer Klasse gebündelt.</text:p>
        </text:list-item>
        <text:list-item>
          <text:p text:style-name="P4">So hast du Kontrolle über das Fenster über Methoden.</text:p>
        </text:list-item>
      </text:list>
      <text:p text:style-name="Horizontal_20_Line"/>
      <text:h text:style-name="Heading_20_2" text:outline-level="2">5. Klassen in anderen Dateien (Modularität)</text:h>
      <text:list xml:id="list8645858405071956967" text:style-name="L5">
        <text:list-item>
          <text:p text:style-name="P5">Für große Programme: Teile deinen Code auf mehrere Dateien auf (Module).</text:p>
        </text:list-item>
        <text:list-item>
          <text:p text:style-name="P5">Beispiel:</text:p>
          <text:list>
            <text:list-item>
              <text:p text:style-name="P5"><text:span text:style-name="Source_20_Text">gui.py</text:span> enthält die GUI-Klasse</text:p>
            </text:list-item>
            <text:list-item>
              <text:p text:style-name="P5"><text:span text:style-name="Source_20_Text">filehandler.py</text:span> enthält Klassen/Funktionen zum Datei-Upload</text:p>
            </text:list-item>
            <text:list-item>
              <text:p text:style-name="P5"><text:span text:style-name="Source_20_Text">converter.py</text:span> enthält Klassen zum Konvertieren von Dateien</text:p>
            </text:list-item>
          </text:list>
        </text:list-item>
      </text:list>
      <text:h text:style-name="Heading_20_3" text:outline-level="3">Importieren von Klassen aus anderen Dateien:</text:h>
      <text:p text:style-name="Preformatted_20_Text"><text:span text:style-name="Source_20_Text"># In gui.py</text:span></text:p>
      <text:p text:style-name="Preformatted_20_Text"><text:span text:style-name="Source_20_Text">class MainGUI: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# In main.py</text:span></text:p>
      <text:p text:style-name="Preformatted_20_Text"><text:span text:style-name="Source_20_Text">from gui import MainGUI</text:span></text:p>
      <text:p text:style-name="Preformatted_20_Text"/>
      <text:p text:style-name="Preformatted_20_Text"><text:span text:style-name="Source_20_Text">app = MainGUI()</text:span></text:p>
      <text:p text:style-name="P10"><text:span text:style-name="Source_20_Text">app.start()</text:span></text:p>
      <text:list xml:id="list4769690743139084170" text:style-name="L6">
        <text:list-item>
          <text:p text:style-name="P6">So bleibt dein Code übersichtlich und modular.</text:p>
        </text:list-item>
      </text:list>
      <text:p text:style-name="Horizontal_20_Line"/>
      <text:h text:style-name="Heading_20_2" text:outline-level="2">6. Klassenattribute vs. Instanzattribute</text:h>
      <text:list xml:id="list3283307126375724247" text:style-name="L7">
        <text:list-item>
          <text:p text:style-name="P7"><text:span text:style-name="Strong_20_Emphasis">Instanzattribute:</text:span><text:line-break/>Gehören nur zum jeweiligen Objekt, z.B. <text:span text:style-name="Source_20_Text">self.name</text:span>.</text:p>
        </text:list-item>
        <text:list-item>
          <text:p text:style-name="P7"><text:span text:style-name="Strong_20_Emphasis">Klassenattribute:</text:span><text:line-break/>Werden von allen Objekten der Klasse geteilt.</text:p>
        </text:list-item>
      </text:list>
      <text:p text:style-name="Preformatted_20_Text"><text:span text:style-name="Source_20_Text">class MyClass:</text:span></text:p>
      <text:p text:style-name="Preformatted_20_Text"><text:span text:style-name="Source_20_Text"><text:s text:c="4"/>klassen_attribut = 0 <text:s/># Klassenattribut</text:span></text:p>
      <text:p text:style-name="Preformatted_20_Text"><text:soft-page-break/></text:p>
      <text:p text:style-name="Preformatted_20_Text"><text:span text:style-name="Source_20_Text"><text:s text:c="4"/>def __init__(self):</text:span></text:p>
      <text:p text:style-name="P10"><text:span text:style-name="Source_20_Text"><text:s text:c="8"/>self.instanz_attribut = 1 <text:s/># Instanzattribut</text:span></text:p>
      <text:p text:style-name="Horizontal_20_Line"/>
      <text:h text:style-name="Heading_20_2" text:outline-level="2">7. Vererbung (Klassen erweitern)</text:h>
      <text:list xml:id="list4154616705148702491" text:style-name="L8">
        <text:list-item>
          <text:p text:style-name="P8">Du kannst eine Klasse von einer anderen erben, um Funktionalitäten wiederzuverwenden oder zu erweitern.</text:p>
        </text:list-item>
      </text:list>
      <text:p text:style-name="Preformatted_20_Text"><text:span text:style-name="Source_20_Text">class BaseConverter:</text:span></text:p>
      <text:p text:style-name="Preformatted_20_Text"><text:span text:style-name="Source_20_Text"><text:s text:c="4"/>def convert(self):</text:span></text:p>
      <text:p text:style-name="Preformatted_20_Text"><text:span text:style-name="Source_20_Text"><text:s text:c="8"/>print("Basis-Konvertierung")</text:span></text:p>
      <text:p text:style-name="Preformatted_20_Text"/>
      <text:p text:style-name="Preformatted_20_Text"><text:span text:style-name="Source_20_Text">class AdvancedConverter(BaseConverter):</text:span></text:p>
      <text:p text:style-name="Preformatted_20_Text"><text:span text:style-name="Source_20_Text"><text:s text:c="4"/>def convert(self):</text:span></text:p>
      <text:p text:style-name="Preformatted_20_Text"><text:span text:style-name="Source_20_Text"><text:s text:c="8"/>print("Erweiterte Konvertierung")</text:span></text:p>
      <text:p text:style-name="Preformatted_20_Text"/>
      <text:p text:style-name="Preformatted_20_Text"><text:span text:style-name="Source_20_Text">ac = AdvancedConverter()</text:span></text:p>
      <text:p text:style-name="P10"><text:span text:style-name="Source_20_Text">ac.convert() <text:s/># Ausgabe: Erweiterte Konvertierung</text:span></text:p>
      <text:p text:style-name="Horizontal_20_Line"/>
      <text:h text:style-name="Heading_20_2" text:outline-level="2">8. Tipps für deine Programmstruktur mit Klassen</text:h>
      <text:list xml:id="list3712296547080738842" text:style-name="L9">
        <text:list-item>
          <text:p text:style-name="P9">Lege GUI, Logik, Dateiverwaltung in <text:span text:style-name="Strong_20_Emphasis">separate Klassen</text:span>.</text:p>
        </text:list-item>
        <text:list-item>
          <text:p text:style-name="P9">Nutze Module (andere Dateien), um große Programme übersichtlich zu halten.</text:p>
        </text:list-item>
        <text:list-item>
          <text:p text:style-name="P9">Vermeide zu große Klassen – lieber mehrere kleine, spezialisierte Klassen.</text:p>
        </text:list-item>
        <text:list-item>
          <text:p text:style-name="P9">Methoden sollen immer nur eine Aufgabe erfüllen.</text:p>
        </text:list-item>
      </text:list>
      <text:p text:style-name="Horizontal_20_Line"/>
      <text:h text:style-name="Heading_20_2" text:outline-level="2">9. Kurze Übersicht wichtige Begriffe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Begriff</text:p>
            </table:table-cell>
            <table:table-cell table:style-name="Tabelle1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elle1.A1" office:value-type="string">
            <text:p text:style-name="Table_20_Contents">Klasse</text:p>
          </table:table-cell>
          <table:table-cell table:style-name="Tabelle1.A1" office:value-type="string">
            <text:p text:style-name="Table_20_Contents">Bauplan für Objekte</text:p>
          </table:table-cell>
        </table:table-row>
        <table:table-row>
          <table:table-cell table:style-name="Tabelle1.A1" office:value-type="string">
            <text:p text:style-name="Table_20_Contents">Objekt</text:p>
          </table:table-cell>
          <table:table-cell table:style-name="Tabelle1.A1" office:value-type="string">
            <text:p text:style-name="Table_20_Contents">Instanz einer Klasse</text:p>
          </table:table-cell>
        </table:table-row>
        <table:table-row>
          <table:table-cell table:style-name="Tabelle1.A1" office:value-type="string">
            <text:p text:style-name="Table_20_Contents">Attribut</text:p>
          </table:table-cell>
          <table:table-cell table:style-name="Tabelle1.A1" office:value-type="string">
            <text:p text:style-name="Table_20_Contents">Eigenschaft eines Objekts</text:p>
          </table:table-cell>
        </table:table-row>
        <table:table-row>
          <table:table-cell table:style-name="Tabelle1.A1" office:value-type="string">
            <text:p text:style-name="Table_20_Contents">Methode</text:p>
          </table:table-cell>
          <table:table-cell table:style-name="Tabelle1.A1" office:value-type="string">
            <text:p text:style-name="Table_20_Contents">Funktion innerhalb einer Klasse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__init__</text:span></text:p>
          </table:table-cell>
          <table:table-cell table:style-name="Tabelle1.A1" office:value-type="string">
            <text:p text:style-name="Table_20_Contents">Konstruktor, Initialisierungsmethode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elf</text:span></text:p>
          </table:table-cell>
          <table:table-cell table:style-name="Tabelle1.A1" office:value-type="string">
            <text:p text:style-name="Table_20_Contents">Verweis auf das aktuelle Objekt</text:p>
          </table:table-cell>
        </table:table-row>
        <table:table-row>
          <table:table-cell table:style-name="Tabelle1.A1" office:value-type="string">
            <text:p text:style-name="Table_20_Contents">Vererbung</text:p>
          </table:table-cell>
          <table:table-cell table:style-name="Tabelle1.A1" office:value-type="string">
            <text:p text:style-name="Table_20_Contents">Ableiten einer Klasse von einer anderen</text:p>
          </table:table-cell>
        </table:table-row>
      </table:table>
      <text:p text:style-name="Horizontal_20_Line"/>
      <text:p text:style-name="Text_20_body">Wenn du möchtest, kann ich dir auch Beispielprojekte oder Vorlagen für typische Klassen in deinem Programm schreiben, die du direkt verwenden kannst.</text:p>
      <text:p text:style-name="Text_20_body">Sag Bescheid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1$Win32 OpenOffice.org_project/4111m1$Build-9808</meta:generator>
    <dc:date>2025-05-15T16:13:06.60</dc:date>
    <meta:document-statistic meta:table-count="1" meta:image-count="0" meta:object-count="0" meta:page-count="3" meta:paragraph-count="94" meta:word-count="473" meta:character-count="3624"/>
    <meta:user-defined meta:name="Info 1"/>
    <meta:user-defined meta:name="Info 2"/>
    <meta:user-defined meta:name="Info 3"/>
    <meta:user-defined meta:name="Info 4"/>
  </office:meta>
</office:document-meta>
</file>